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kaPosse" svg:font-family="akaPosse"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Overlock" svg:font-family="Overlock"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99cm" fo:margin-bottom="0.282cm"/>
    </style:style>
    <style:style style:name="P2" style:family="paragraph" style:parent-style-name="Text_20_body">
      <style:paragraph-properties fo:margin-left="0cm" fo:margin-right="0cm" fo:text-indent="0cm" style:auto-text-indent="false"/>
    </style:style>
    <style:style style:name="P3" style:family="paragraph" style:parent-style-name="Heading_20_1" style:master-page-name="MP0">
      <style:paragraph-properties style:page-number="auto" fo:break-before="page"/>
    </style:style>
    <style:style style:name="P4" style:family="paragraph" style:parent-style-name="Heading_20_2">
      <style:paragraph-properties fo:text-align="justify" style:justify-single-word="false"/>
    </style:style>
    <style:style style:name="P5" style:family="paragraph" style:parent-style-name="Heading_20_2">
      <style:text-properties style:font-weight-complex="bold"/>
    </style:style>
    <style:style style:name="T1" style:family="text">
      <style:text-properties fo:color="#000000" style:font-name="akaPosse" fo:language="en" fo:country="US"/>
    </style:style>
    <style:style style:name="T2" style:family="text">
      <style:text-properties fo:color="#000000" style:font-name="Calibri" fo:font-size="11pt" fo:language="en" fo:country="US" style:font-size-asian="11pt" style:font-size-complex="11pt"/>
    </style:style>
    <style:style style:name="T3" style:family="text">
      <style:text-properties fo:color="#000000" style:font-name="Calibri" fo:language="en" fo:country="US"/>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Fuente_20_de_20_párrafo_20_predeter."><text:span text:style-name="T1">Divine Intervention</text:span></text:span><text:span text:style-name="Fuente_20_de_20_párrafo_20_predeter."><text:span text:style-name="T1"> </text:span></text:span><text:span text:style-name="Fuente_20_de_20_párrafo_20_predeter."><text:span text:style-name="T2">(TBD)</text:span></text:span><text:span text:style-name="Fuente_20_de_20_párrafo_20_predeter."><text:span text:style-name="T1"> </text:span></text:span><text:span text:style-name="Fuente_20_de_20_párrafo_20_predeter."><text:span text:style-name="T1"><text:line-break/></text:span></text:span><text:span text:style-name="Fuente_20_de_20_párrafo_20_predeter."><text:span text:style-name="T1"><text:line-break/></text:span></text:span><text:span text:style-name="Fuente_20_de_20_párrafo_20_predeter."><text:span text:style-name="T1"><text:line-break/></text:span></text:span><text:span text:style-name="Fuente_20_de_20_párrafo_20_predeter."><text:span text:style-name="T3">Game Concept Proposal</text:span></text:span></text:h>
      <text:p text:style-name="P1">Un juego de <text:span text:style-name="Fuente_20_de_20_párrafo_20_predeter."><text:span text:style-name="T4">estrategia/cartas en tiempo real y 1ª persona para Steam VR</text:span></text:span> en el que el jugador será el dios protector de un ejército, usando sus poderes en forma de cartas para asegurar la victoria.</text:p>
      <text:h text:style-name="Heading_20_2" text:outline-level="2">Audiencia</text:h>
      <text:h text:style-name="Heading_20_2" text:outline-level="2">Tipo de Juego</text:h>
      <text:p text:style-name="Text_20_body"><text:span text:style-name="T5">Estrategia en tiempo real</text:span> con unidades colectivas (batallones al estilo <text:span text:style-name="T6">Total War</text:span><text:span text:style-name="T7">, en lugar de unidades individuales como en </text:span><text:span text:style-name="T6">Age of Empires</text:span><text:span text:style-name="T7">)</text:span> con la posibilidad de usar poderes que cambien el terreno, las unidades etc. mediante un <text:span text:style-name="T5">sistema de cartas coleccionables</text:span>.</text:p>
      <text:h text:style-name="P4" text:outline-level="2">Mecánica de Juego</text:h>
      <text:p text:style-name="Text_20_body">El jugador adopta el <text:span text:style-name="T5">rol de un dios protector de un ejército</text:span>, que debe controlar mediante una interfaz de control RTS para VR: que hay que inventar, ya que no existe nada parecido y las soluciones de RTS para PC no se adaptan perfectamente a las interfaces VR. Además de adaptar los controles tradicionales de RTS, se adaptan los sistemas típicos de poderes extra que el jugador puede usar mediante cartas coleccionables, de tal manera que el jugador <text:span text:style-name="T5">sienta que realmente tiene el poder de un dios para manipular las batallas</text:span>, aunque está enfrentado a dioses igual de poderosos.</text:p>
      <text:h text:style-name="Heading_20_2" text:outline-level="2">Estética y Setting</text:h>
      <text:h text:style-name="Heading_20_2" text:outline-level="2">Unique Selling Points</text:h>
      <text:h text:style-name="Heading_20_2" text:outline-level="2">Monetización</text:h>
      <text:h text:style-name="Heading_20_2" text:outline-level="2">Referencias</text:h>
      <text:h text:style-name="Heading_20_2" text:outline-level="2">Competidores</text:h>
      <text:h text:style-name="P5" text:outline-level="2">Riesgos</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kaPosse" svg:font-family="akaPosse"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Overlock" svg:font-family="Overlock"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hyphenation-ladder-count="no-limit" fo:text-indent="0.801cm" style:auto-text-indent="false"/>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101cm" fo:margin-bottom="0.25cm" fo:text-align="justify" style:justify-single-word="false"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2e74b5" style:font-name="Calibri Light" fo:font-size="16pt" style:font-size-asian="16pt" style:font-size-complex="16pt" fo:hyphenate="false" fo:hyphenation-remain-char-count="0" fo:hyphenation-push-char-count="0"/>
    </style:style>
    <style:style style:name="Heading_20_2" style:display-name="Heading 2" style:family="paragraph" style:parent-style-name="Standard" style:next-style-name="Text_20_body" style:auto-update="true" style:default-outline-level="2" style:class="text">
      <style:paragraph-properties fo:margin-left="0cm" fo:margin-right="0cm" fo:margin-top="0.57cm" fo:margin-bottom="0cm" fo:keep-together="always" fo:hyphenation-ladder-count="no-limit" fo:text-indent="0cm" style:auto-text-indent="false" fo:keep-with-next="always"/>
      <style:text-properties style:font-name="Overlock" fo:font-size="14pt" fo:font-weight="bold" style:font-size-asian="14pt" style:font-weight-asian="bold"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fo:hyphenation-remain-char-count="0" fo:hyphenation-push-char-count="0"/>
    </style:style>
    <style:style style:name="Index_20_2" style:display-name="Index 2" style:family="paragraph" style:parent-style-name="Index" style:class="index">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Saludo" style:family="paragraph" style:parent-style-name="Standard">
      <style:paragraph-properties fo:text-align="justify" style:justify-single-word="false"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2e74b5" style:font-name="Calibri Light" fo:font-size="16pt" style:font-size-asian="16pt" style:font-size-complex="16pt"/>
    </style:style>
    <style:style style:name="Título_20_2_20_Car" style:display-name="Título 2 Car" style:family="text" style:parent-style-name="Fuente_20_de_20_párrafo_20_predeter.">
      <style:text-properties fo:color="#2e74b5" style:font-name="Calibri Light" fo:font-size="13pt" style:font-size-asian="13pt" style:font-size-complex="13pt"/>
    </style:style>
    <style:style style:name="Énfasis" style:family="text" style:parent-style-name="Fuente_20_de_20_párrafo_20_predeter.">
      <style:text-properties fo:font-style="italic" style:font-style-asian="italic" style:font-style-complex="italic"/>
    </style:style>
    <style:style style:name="ListLabel_20_1" style:display-name="ListLabel 1" style:family="text"/>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2" style:display-name="WW_CharLFO1LVL2" style:family="text">
      <style:text-properties style:font-name-complex="Courier New"/>
    </style:style>
    <style:style style:name="WW_5f_CharLFO1LVL5" style:display-name="WW_CharLFO1LVL5" style:family="text">
      <style:text-properties style:font-name-complex="Courier New"/>
    </style:style>
    <style:style style:name="WW_5f_CharLFO1LVL8" style:display-name="WW_CharLFO1LVL8" style:family="text">
      <style:text-properties style:font-name-complex="Courier New"/>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Pedro Montoto García</meta:initial-creator>
    <meta:creation-date>2016-12-21T15:37:00Z</meta:creation-date>
    <dc:date>2017-01-18T13:00:14.03</dc:date>
    <meta:editing-cycles>16</meta:editing-cycles>
    <meta:editing-duration>PT5H13M16S</meta:editing-duration>
    <meta:document-statistic meta:table-count="0" meta:image-count="0" meta:object-count="0" meta:page-count="1" meta:paragraph-count="13" meta:word-count="199" meta:character-count="1207"/>
    <meta:user-defined meta:name="AppVersion">16.0000</meta:user-defined>
    <meta:user-defined meta:name="Company">U-ta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